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CHRISTIAN LIBERTY-PAUL'S APPROACH (9:1-23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CHRISTIAN LIBERTY-PAUL'S APPROACH (9:1-23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basis of his rights (9:1-3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basis of his rights (9:1-3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He is an apostle of Christ (9:1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e has seen Christ (9:1b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He has led many to Christ (9:1c-3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CHRISTIAN LIBERTY-PAUL'S APPROACH (9:1-23):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 basis of his rights (9:1-3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extent of his rights (9:4-12a, 13-14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extent of his rights (9:4-12a, 13-14):<text:s text:c="1"/></text:span><text:span text:style-name="a485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he right of hospitality (9:4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right to travel with his family (9:5-6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right to enjoy financial support (9:7-12a, 13-14)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<text:s text:c="1"/>The right to enjoy financial support (9:7-12a, 13-14)<text:s text:c="1"/></text:span><text:span text:style-name="a503" text:class-names=""/></text:p>
          </draw:text-box>
          <svg:title/>
          <svg:desc/>
        </draw:frame>
        <draw:frame draw:id="id94" presentation:style-name="a524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A soldier is paid for his services (9:7a)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A vineyard owner eats from the grapes he harvests (9:7b).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A shepherd drinks from the milk of his flock (9:7c).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A farmer shares in the fruit of his crops (9:8-12a).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A priest partakes from the animal sacrifices he offers (9:13-14).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7" draw:style-name="a525" draw:master-page-name="Master1-Layout12-tx-Title-and-Text" presentation:presentation-page-layout-name="Master1-PPL12" draw:id="Slide-262">
        <draw:frame draw:id="id95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<text:s text:c="1"/>The extent of his rights (9:4-12a, 13-14):<text:s text:c="1"/></text:span><text:span text:style-name="a527" text:class-names=""/></text:p>
          </draw:text-box>
          <svg:title/>
          <svg:desc/>
        </draw:frame>
        <draw:frame draw:id="id96" presentation:style-name="a542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The right of hospitality (9:4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right to travel with his family (9:5-6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right to enjoy financial support (9:7-12a, 13-14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8" draw:style-name="a543" draw:master-page-name="Master1-Layout12-tx-Title-and-Text" presentation:presentation-page-layout-name="Master1-PPL12" draw:id="Slide-263">
        <draw:frame draw:id="id97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CHRISTIAN LIBERTY-PAUL'S APPROACH (9:1-23):<text:s text:c="1"/></text:span><text:span text:style-name="a545" text:class-names=""/></text:p>
          </draw:text-box>
          <svg:title/>
          <svg:desc/>
        </draw:frame>
        <draw:frame draw:id="id98" presentation:style-name="a560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The basis of his rights (9:1-3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extent of his rights (9:4-12a, 13-14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use of his rights (9:12b, 15-18, 20-22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9" draw:style-name="a561" draw:master-page-name="Master1-Layout12-tx-Title-and-Text" presentation:presentation-page-layout-name="Master1-PPL12" draw:id="Slide-264">
        <draw:frame draw:id="id99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<text:s text:c="1"/>The use of his rights (9:12b, 15-18, 20-22):<text:s text:c="1"/></text:span><text:span text:style-name="a563" text:class-names=""/></text:p>
          </draw:text-box>
          <svg:title/>
          <svg:desc/>
        </draw:frame>
        <draw:frame draw:id="id100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What he does not do (9:12b, 15-18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What he does (9:19-22a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0" draw:style-name="a576" draw:master-page-name="Master1-Layout12-tx-Title-and-Text" presentation:presentation-page-layout-name="Master1-PPL12" draw:id="Slide-265">
        <draw:frame draw:id="id101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<text:s text:c="1"/>What he does (9:19-22a):<text:s text:c="1"/></text:span><text:span text:style-name="a578" text:class-names=""/></text:p>
          </draw:text-box>
          <svg:title/>
          <svg:desc/>
        </draw:frame>
        <draw:frame draw:id="id102" presentation:style-name="a593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<text:s text:c="1"/>To the Jews he becomes like a Jew (9:19-20).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To the Gentiles he becomes like a Gentile (9:21).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To the weak he becomes weak (9:22a).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11" draw:style-name="a594" draw:master-page-name="Master1-Layout12-tx-Title-and-Text" presentation:presentation-page-layout-name="Master1-PPL12" draw:id="Slide-266">
        <draw:frame draw:id="id103" presentation:style-name="a598" draw:name="Title 1" svg:x="1.38in" svg:y="0.4in" svg:width="10.6in" svg:height="1.44965in" presentation:class="title" presentation:placeholder="false">
          <draw:text-box>
            <text:p text:style-name="a597" text:class-names="" text:cond-style-name=""><text:span text:style-name="a595" text:class-names=""><text:s text:c="1"/>The use of his rights (9:12b, 15-18, 20-22):<text:s text:c="1"/></text:span><text:span text:style-name="a596" text:class-names=""/></text:p>
          </draw:text-box>
          <svg:title/>
          <svg:desc/>
        </draw:frame>
        <draw:frame draw:id="id104" presentation:style-name="a611" draw:name="Text Placeholder 2" svg:x="1.38in" svg:y="2in" svg:width="9.4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<text:s text:c="1"/>What he does not do (9:12b, 15-18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What he does (9:19-22a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Why he does it (9:22b-23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draw:page draw:name="Slide12" draw:style-name="a612" draw:master-page-name="Master1-Layout12-tx-Title-and-Text" presentation:presentation-page-layout-name="Master1-PPL12" draw:id="Slide-267">
        <draw:frame draw:id="id105" presentation:style-name="a616" draw:name="Title 1" svg:x="1.38in" svg:y="0.4in" svg:width="10.6in" svg:height="1.44965in" presentation:class="title" presentation:placeholder="false">
          <draw:text-box>
            <text:p text:style-name="a615" text:class-names="" text:cond-style-name=""><text:span text:style-name="a613" text:class-names="">CHRISTIAN LIBERTY-PAUL'S APPROACH (9:1-23):<text:s text:c="1"/></text:span><text:span text:style-name="a614" text:class-names=""/></text:p>
          </draw:text-box>
          <svg:title/>
          <svg:desc/>
        </draw:frame>
        <draw:frame draw:id="id106" presentation:style-name="a632" draw:name="Text Placeholder 2" svg:x="1.38in" svg:y="2in" svg:width="9.4in" svg:height="4.7586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<text:s text:c="1"/>The basis of his rights (9:1-3)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The extent of his rights (9:4-12a, 13-14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The use of his rights (9:12b, 15-18, 20-22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CHRISTIAN LIBERTY (9:24-27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</draw:page>
      <draw:page draw:name="Slide13" draw:style-name="a633" draw:master-page-name="Master1-Layout1-title-Title-Slide" presentation:presentation-page-layout-name="Master1-PPL1" draw:id="Slide-268">
        <draw:frame draw:id="id107" presentation:style-name="a637" draw:name="Title 1" svg:x="1.38in" svg:y="0.83in" svg:width="10.3in" svg:height="4.42in" presentation:class="title" presentation:placeholder="false">
          <draw:text-box>
            <text:p text:style-name="a636" text:class-names="" text:cond-style-name=""><text:span text:style-name="a634" text:class-names=""><text:s text:c="1"/>CHRISTIAN LIBERTY (9:24-27):<text:s text:c="1"/></text:span><text:span text:style-name="a635" text:class-names=""/></text:p>
          </draw:text-box>
          <svg:title/>
          <svg:desc/>
        </draw:frame>
        <draw:frame draw:id="id108" presentation:style-name="a642" draw:name="Subtitle 2" svg:x="1.38in" svg:y="5.25in" svg:width="10.3in" svg:height="1.85in" presentation:class="subtitle" presentation:placeholder="false">
          <draw:text-box>
            <text:p text:style-name="a639" text:class-names="" text:cond-style-name=""><text:span text:style-name="a638" text:class-names=""><text:s text:c="1"/>The apostle's challenge (9:24-26)<text:s text:c="1"/></text:span></text:p>
            <text:p text:style-name="a641" text:class-names="" text:cond-style-name=""><text:span text:style-name="a640" text:class-names=""/></text:p>
          </draw:text-box>
          <svg:title/>
          <svg:desc/>
        </draw:frame>
      </draw:page>
      <draw:page draw:name="Slide14" draw:style-name="a643" draw:master-page-name="Master1-Layout12-tx-Title-and-Text" presentation:presentation-page-layout-name="Master1-PPL12" draw:id="Slide-269">
        <draw:frame draw:id="id109" presentation:style-name="a647" draw:name="Title 1" svg:x="1.38in" svg:y="0.4in" svg:width="10.6in" svg:height="1.44965in" presentation:class="title" presentation:placeholder="false">
          <draw:text-box>
            <text:p text:style-name="a646" text:class-names="" text:cond-style-name=""><text:span text:style-name="a644" text:class-names=""><text:s text:c="1"/>The apostle's challenge (9:24-26)<text:s text:c="1"/></text:span><text:span text:style-name="a645" text:class-names=""/></text:p>
          </draw:text-box>
          <svg:title/>
          <svg:desc/>
        </draw:frame>
        <draw:frame draw:id="id110" presentation:style-name="a657" draw:name="Text Placeholder 2" svg:x="1.38in" svg:y="2in" svg:width="9.4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<text:s text:c="1"/>Run to win the race (9:24-25).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Fight to win the battle (9:26).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5" draw:style-name="a658" draw:master-page-name="Master1-Layout12-tx-Title-and-Text" presentation:presentation-page-layout-name="Master1-PPL12" draw:id="Slide-270">
        <draw:frame draw:id="id111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<text:s text:c="1"/>CHRISTIAN LIBERTY (9:24-27):<text:s text:c="1"/></text:span><text:span text:style-name="a660" text:class-names=""/></text:p>
          </draw:text-box>
          <svg:title/>
          <svg:desc/>
        </draw:frame>
        <draw:frame draw:id="id112" presentation:style-name="a672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<text:s text:c="1"/>The apostle's challenge (9:24-26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The apostle's concern (9:27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draw:page draw:name="Slide16" draw:style-name="a673" draw:master-page-name="Master1-Layout12-tx-Title-and-Text" presentation:presentation-page-layout-name="Master1-PPL12" draw:id="Slide-271">
        <draw:frame draw:id="id113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<text:s text:c="1"/>The apostle's concern (9:27)<text:s text:c="1"/></text:span><text:span text:style-name="a675" text:class-names=""/></text:p>
          </draw:text-box>
          <svg:title/>
          <svg:desc/>
        </draw:frame>
        <draw:frame draw:id="id114" presentation:style-name="a687" draw:name="Text Placeholder 2" svg:x="1.38in" svg:y="2in" svg:width="9.4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<text:s text:c="1"/>What he does (9:27a):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Why he does it (9:27b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draw:page draw:name="Slide17" draw:style-name="a688" draw:master-page-name="Master1-Layout12-tx-Title-and-Text" presentation:presentation-page-layout-name="Master1-PPL12" draw:id="Slide-272">
        <draw:frame draw:id="id115" presentation:style-name="a692" draw:name="Title 1" svg:x="1.38in" svg:y="0.4in" svg:width="10.6in" svg:height="1.44965in" presentation:class="title" presentation:placeholder="false">
          <draw:text-box>
            <text:p text:style-name="a691" text:class-names="" text:cond-style-name=""><text:span text:style-name="a689" text:class-names=""><text:s text:c="1"/>CHRISTIAN LIBERTY (9:24-27):<text:s text:c="1"/></text:span><text:span text:style-name="a690" text:class-names=""/></text:p>
          </draw:text-box>
          <svg:title/>
          <svg:desc/>
        </draw:frame>
        <draw:frame draw:id="id116" presentation:style-name="a702" draw:name="Text Placeholder 2" svg:x="1.38in" svg:y="2in" svg:width="9.4in" svg:height="4.75868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><text:s text:c="1"/>The apostle's challenge (9:24-26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The apostle's concern (9:27)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/></text:p>
              </text:list-item>
            </text:list>
          </draw:text-box>
          <svg:title/>
          <svg:desc/>
        </draw:frame>
      </draw:page>
      <draw:page draw:name="Slide18" draw:style-name="a703" draw:master-page-name="Master1-Layout12-tx-Title-and-Text" presentation:presentation-page-layout-name="Master1-PPL12" draw:id="Slide-273">
        <draw:frame draw:id="id117" presentation:style-name="a707" draw:name="Title 1" svg:x="1.38in" svg:y="0.4in" svg:width="10.6in" svg:height="1.44965in" presentation:class="title" presentation:placeholder="false">
          <draw:text-box>
            <text:p text:style-name="a706" text:class-names="" text:cond-style-name=""><text:span text:style-name="a704" text:class-names="">CHRISTIAN LIBERTY-PAUL'S APPROACH (9:1-23):<text:s text:c="1"/></text:span><text:span text:style-name="a705" text:class-names=""/></text:p>
          </draw:text-box>
          <svg:title/>
          <svg:desc/>
        </draw:frame>
        <draw:frame draw:id="id118" presentation:style-name="a723" draw:name="Text Placeholder 2" svg:x="1.38in" svg:y="2in" svg:width="9.4in" svg:height="4.75868in" presentation:class="outline" presentation:placeholder="false">
          <draw:text-box>
            <text:list text:style-name="a710">
              <text:list-item>
                <text:p text:style-name="a709" text:class-names="" text:cond-style-name=""><text:span text:style-name="a708" text:class-names=""><text:s text:c="1"/>The basis of his rights (9:1-3)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The extent of his rights (9:4-12a, 13-14):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<text:s text:c="1"/>The use of his rights (9:12b, 15-18, 20-22):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<text:s text:c="1"/>CHRISTIAN LIBERTY (9:24-27):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/></text:p>
              </text:list-item>
            </text:list>
          </draw:text-box>
          <svg:title/>
          <svg:desc/>
        </draw:frame>
      </draw:page>
      <draw:page draw:name="Slide19" draw:style-name="a724" draw:master-page-name="Master1-Layout1-title-Title-Slide" presentation:presentation-page-layout-name="Master1-PPL1" draw:id="Slide-274">
        <draw:frame draw:id="id119" presentation:style-name="a728" draw:name="Title 1" svg:x="1.38in" svg:y="0.83in" svg:width="10.3in" svg:height="4.42in" presentation:class="title" presentation:placeholder="false">
          <draw:text-box>
            <text:p text:style-name="a727" text:class-names="" text:cond-style-name=""><text:span text:style-name="a725" text:class-names="">1 Corinthians 9<text:s text:c="1"/></text:span><text:span text:style-name="a726" text:class-names=""/></text:p>
          </draw:text-box>
          <svg:title/>
          <svg:desc/>
        </draw:frame>
        <draw:frame draw:id="id120" presentation:style-name="a733" draw:name="Subtitle 2" svg:x="1.38in" svg:y="5.25in" svg:width="10.3in" svg:height="1.85in" presentation:class="subtitle" presentation:placeholder="false">
          <draw:text-box>
            <text:p text:style-name="a730" text:class-names="" text:cond-style-name=""><text:span text:style-name="a729" text:class-names="">CHRISTIAN LIBERTY-PAUL'S APPROACH (9:1-23):<text:s text:c="1"/></text:span></text:p>
            <text:p text:style-name="a732" text:class-names="" text:cond-style-name=""><text:span text:style-name="a731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9 </dc:title>
    <meta:initial-creator>David STRICKLAND</meta:initial-creator>
    <dc:creator>David STRICKLAND</dc:creator>
    <meta:creation-date>2020-02-23T23:08:03Z</meta:creation-date>
    <dc:date>2020-02-23T23:08:04Z</dc:date>
    <meta:template xlink:href="BibleStudy" xlink:type="simple"/>
    <meta:editing-cycles>1</meta:editing-cycles>
    <meta:editing-duration>PT0S</meta:editing-duration>
    <meta:document-statistic meta:paragraph-count="66" meta:word-count="595"/>
  </office:meta>
</office:document-meta>
</file>